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 1000,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4cm" svg:height="44cm" svg:x="61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8cm" svg:height="28cm" svg:x="69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2cm" svg:height="22cm" svg:x="72cm" svg:y="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9" draw:text-style-name="P1" draw:layer="layout" svg:width="29.999cm" svg:height="19.999cm" svg:x="53cm" svg:y="51cm" svg:viewBox="0 0 30000 20000" draw:points="0,20000 0,10000 30000,0 10000,20000">
          <text:p/>
        </draw:polygon>
        <draw:polygon draw:style-name="gr39" draw:text-style-name="P1" draw:layer="layout" svg:width="29.999cm" svg:height="9.999cm" svg:x="53cm" svg:y="50cm" svg:viewBox="0 0 30000 10000" draw:points="0,10000 0,2000 30000,0">
          <text:p/>
        </draw:polygon>
        <draw:polygon draw:style-name="gr39" draw:text-style-name="P1" draw:layer="layout" svg:width="19.999cm" svg:height="19.999cm" svg:x="64cm" svg:y="51cm" svg:viewBox="0 0 20000 20000" draw:points="0,20000 20000,0 11000,20000">
          <text:p/>
        </draw:polygon>
      </draw:page>
      <draw:page draw:name="page8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4T18:07:35.693000000</dc:date>
    <meta:editing-duration>P2DT14H40M14S</meta:editing-duration>
    <meta:editing-cycles>294</meta:editing-cycles>
    <meta:generator>LibreOffice/4.1.1.2$Windows_x86 LibreOffice_project/7e4286b58adc75a14f6d83f53a03b6c11fa2903</meta:generator>
    <meta:document-statistic meta:object-count="735"/>
  </office:meta>
</office:document-meta>
</file>